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Predicate.And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Predicate.getInstance( Predicate predicate1 , Predicate predicat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d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Predicate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